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CachingProcessingPipeline.addTransforme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ingCachingProcessingPipeline.processXML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CachingProcessingPipeline.setReader( String role , String source , Parameters 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ingCachingProcessingPipeline.process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connect( Environment environment , XMLProducer producer , XML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ing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setupPipeline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rofilingCachingProcessingPipeline.processReader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setSerializer( String role , String source , Parameters param , Parameters hint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CachingProcessingPipeline.setGenerato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